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1409a"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aPiRus 2.7i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4"/>
        <table:table-column table:style-name="co2" table:default-cell-style-name="ce1"/>
        <table:table-row table:style-name="ro1">
          <table:table-cell table:style-name="Default"/>
          <table:table-cell office:value-type="string" calcext:value-type="string">
            <text:p>px</text:p>
          </table:table-cell>
          <table:table-cell table:style-name="ce1" office:value-type="string" calcext:value-type="string">
            <text:p>in</text:p>
          </table:table-cell>
          <table:table-cell office:value-type="string" calcext:value-type="string">
            <text:p>px/i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float" office:value="264" calcext:value-type="float">
            <text:p>264</text:p>
          </table:table-cell>
          <table:table-cell table:formula="of:=[.B2]/[.D4]" office:value-type="float" office:value="2.24653579471218" calcext:value-type="float">
            <text:p>2.24653579471218</text:p>
          </table:table-cell>
          <table:table-cell table:style-name="ce4" table:formula="of:=[.B2]/[.C2]" office:value-type="float" office:value="117.5142637929" calcext:value-type="float">
            <text:p>117.514263792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float" office:value="176" calcext:value-type="float">
            <text:p>176</text:p>
          </table:table-cell>
          <table:table-cell table:formula="of:=[.B3]/[.D4]" office:value-type="float" office:value="1.49769052980812" calcext:value-type="float">
            <text:p>1.49769052980812</text:p>
          </table:table-cell>
          <table:table-cell table:style-name="ce4" table:formula="of:=[.B3]/[.C3]" office:value-type="float" office:value="117.5142637929" calcext:value-type="float">
            <text:p>117.51426379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" table:formula="of:=SQRT([.B2]*[.B2]+[.B3]*[.B3])" office:value-type="float" office:value="317.288512240831" calcext:value-type="float">
            <text:p>317.288512240831</text:p>
          </table:table-cell>
          <table:table-cell table:style-name="ce2" office:value-type="float" office:value="2.7" calcext:value-type="float">
            <text:p>2.7</text:p>
          </table:table-cell>
          <table:table-cell table:formula="of:=[.B4]/[.C4]" office:value-type="float" office:value="117.5142637929" calcext:value-type="float">
            <text:p>117.514263792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table:formula="of:=[.B3]/[.B2]" office:value-type="float" office:value="0.666666666666667" calcext:value-type="float">
            <text:p>0.666666666666667</text:p>
          </table:table-cell>
          <table:table-cell table:formula="of:=[.C3]/[.C2]" office:value-type="float" office:value="0.666666666666667" calcext:value-type="float">
            <text:p>0.66666666666666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22:59:14.877593165</meta:creation-date>
    <dc:date>2018-06-30T23:23:16.162074409</dc:date>
    <meta:editing-duration>PT2M24S</meta:editing-duration>
    <meta:editing-cycles>5</meta:editing-cycles>
    <meta:generator>LibreOffice/5.4.7.2$Linux_X86_64 LibreOffice_project/40m0$Build-2</meta:generator>
    <meta:document-statistic meta:table-count="1" meta:cell-count="18" meta:object-count="0"/>
  </office:meta>
</office:document-meta>
</file>